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1.217cm" fo:margin-right="0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1.138cm" fo:margin-right="0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1.138cm" fo:margin-right="0cm" fo:text-indent="0cm" style:auto-text-indent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1.138cm" fo:margin-right="0cm" fo:text-indent="0cm" style:auto-text-indent="false" fo:break-before="pag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3"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4"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5"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6"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7"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8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9"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10"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11">
      <style:paragraph-properties fo:margin-left="1.138cm" fo:margin-right="0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12">
      <style:paragraph-properties fo:margin-left="1.138cm" fo:margin-right="0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14">
      <style:paragraph-properties fo:margin-left="1.138cm" fo:margin-right="0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15">
      <style:paragraph-properties fo:margin-left="1.138cm" fo:margin-right="0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1.138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 style:parent-style-name="Standard" style:list-style-name="L16">
      <style:paragraph-properties fo:margin-left="1.138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17">
      <style:paragraph-properties fo:margin-left="1.138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8" style:family="paragraph" style:parent-style-name="Standard" style:list-style-name="L18">
      <style:paragraph-properties fo:margin-left="1.138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9" style:family="paragraph" style:parent-style-name="Standard" style:list-style-name="L19">
      <style:paragraph-properties fo:margin-left="1.138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0" style:family="paragraph" style:parent-style-name="Standard" style:list-style-name="L20">
      <style:paragraph-properties fo:margin-left="1.138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1" style:family="paragraph" style:parent-style-name="Standard" style:list-style-name="L21">
      <style:paragraph-properties fo:margin-left="1.138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2" style:family="paragraph" style:parent-style-name="Standard" style:list-style-name="L22">
      <style:paragraph-properties fo:margin-left="1.138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3" style:family="paragraph" style:parent-style-name="Standard" style:list-style-name="L23">
      <style:paragraph-properties fo:margin-left="1.138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4" style:family="paragraph" style:parent-style-name="Standard" style:list-style-name="L24">
      <style:paragraph-properties fo:margin-left="1.138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5" style:family="paragraph" style:parent-style-name="Standard" style:list-style-name="L25">
      <style:paragraph-properties fo:margin-left="1.138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6" style:family="paragraph" style:parent-style-name="Standard" style:list-style-name="L26">
      <style:paragraph-properties fo:margin-left="1.138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7" style:family="paragraph" style:parent-style-name="Standard" style:list-style-name="L27">
      <style:paragraph-properties fo:margin-left="1.138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8" style:family="paragraph" style:parent-style-name="Standard" style:list-style-name="L28">
      <style:paragraph-properties fo:margin-left="1.138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9" style:family="paragraph" style:parent-style-name="Standard" style:list-style-name="L29">
      <style:paragraph-properties fo:margin-left="1.138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0" style:family="paragraph" style:parent-style-name="Standard" style:list-style-name="L30">
      <style:paragraph-properties fo:margin-left="1.138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1" style:family="paragraph" style:parent-style-name="Standard" style:list-style-name="L31">
      <style:paragraph-properties fo:margin-left="1.138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1.138cm" fo:margin-right="0cm" fo:text-indent="0cm" style:auto-text-indent="false" fo:break-before="pag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3" style:family="paragraph" style:parent-style-name="Standard" style:list-style-name="L13">
      <style:paragraph-properties fo:margin-left="1.138cm" fo:margin-right="0cm" fo:text-indent="1.323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 fo:break-before="pag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1.164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7" style:family="paragraph" style:parent-style-name="Standard" style:list-style-name="L32">
      <style:paragraph-properties fo:margin-left="1.164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8" style:family="paragraph" style:parent-style-name="Standard" style:list-style-name="L33">
      <style:paragraph-properties fo:margin-left="1.164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9" style:family="paragraph" style:parent-style-name="Standard" style:list-style-name="L34">
      <style:paragraph-properties fo:margin-left="1.164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0" style:family="paragraph" style:parent-style-name="Standard" style:list-style-name="L35">
      <style:paragraph-properties fo:margin-left="1.164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1" style:family="paragraph" style:parent-style-name="Standard" style:list-style-name="L36">
      <style:paragraph-properties fo:margin-left="1.164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2" style:family="paragraph" style:parent-style-name="Standard" style:list-style-name="L37">
      <style:paragraph-properties fo:margin-left="1.164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3" style:family="paragraph" style:parent-style-name="Standard" style:list-style-name="L38">
      <style:paragraph-properties fo:margin-left="1.164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4" style:family="paragraph" style:parent-style-name="Standard" style:list-style-name="L39">
      <style:paragraph-properties fo:margin-left="1.164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programmierung KW 42</text:p>
      <text:p text:style-name="P1"/>
      <text:p text:style-name="P2">1. Unix und E/A</text:p>
      <text:p text:style-name="P1"><text:s text:c="3"/></text:p>
      <text:p text:style-name="P1">Kernel</text:p>
      <text:p text:style-name="P1"><text:tab/>Benutzerprozesse (Scheduler)</text:p>
      <text:p text:style-name="P1"><text:tab/>Systemdienste</text:p>
      <text:p text:style-name="P1"><text:tab/>Interrupts + Ausnahmebehandlung</text:p>
      <text:p text:style-name="P1">läuft in 'Ring 0' hoch privilegiert</text:p>
      <text:p text:style-name="P1">→ Interrupts führen in Ring 0</text:p>
      <text:p text:style-name="P1"/>
      <text:p text:style-name="P1">Erkenntnis::</text:p>
      <text:p text:style-name="P1"><text:tab/>Alles, was Benutzerprozesse nicht selbst tun dürfen</text:p>
      <text:p text:style-name="P1"><text:tab/>- IN, OUT</text:p>
      <text:p text:style-name="P1"><text:tab/>- Kernelcode ausführen</text:p>
      <text:p text:style-name="P1"><text:s/><text:tab/>führt zu Ausnahmebehandlung und in Ring 0/Kernelspace</text:p>
      <text:p text:style-name="P1"/>
      <text:p text:style-name="P1">Benutzerprozesse:</text:p>
      <text:p text:style-name="P1"><text:tab/>Zustände, Zustandsübergänge</text:p>
      <text:p text:style-name="P1"><text:tab/>Scheduling</text:p>
      <text:p text:style-name="P1"><text:tab/>Kontext</text:p>
      <text:p text:style-name="P1"><text:tab/><text:tab/>Hardware-Kontext</text:p>
      <text:p text:style-name="P1"><text:tab/><text:tab/>Software-Kontext</text:p>
      <text:p text:style-name="P1"/>
      <text:p text:style-name="P1"/>
      <text:p text:style-name="P3">Begriff der Betriebssystemtheorie:</text:p>
      <text:p text:style-name="P3"><text:tab/>'<text:span text:style-name="T1">Virtualisierung</text:span>' ein Abbildungstrick</text:p>
      <text:p text:style-name="P3"><text:tab/><text:tab/>CPU: Scheduling</text:p>
      <text:p text:style-name="P3"><text:tab/><text:tab/>Festplatte: Dateisystem ? Vorsicht!!</text:p>
      <text:p text:style-name="P3"><text:tab/><text:tab/>Hauptspeicher: Paging, Swapping</text:p>
      <text:p text:style-name="P3"/>
      <text:p text:style-name="P3">Virtuelle Speichersysteme</text:p>
      <text:p text:style-name="P3"><text:tab/>Jeder Prozess verfügt über einen eigenen (virtuellen) Speicherbereich</text:p>
      <text:p text:style-name="P3"><text:tab/>[Adresse 0; <text:s/>Adresse Mem Max]</text:p>
      <text:p text:style-name="P3"><text:tab/>begrenzt durch <text:s/>eine Ressource des Prozessors, den virtuellen Adresspointer</text:p>
      <text:p text:style-name="P3"/>
      <text:p text:style-name="P3"><text:tab/>Prozessor mit Speichermanager erforderlich! </text:p>
      <text:p text:style-name="P3"><text:tab/>(MMU – Memory Management Unit)</text:p>
      <text:p text:style-name="P3"><text:tab/>virt. Befehlszähler</text:p>
      <text:p text:style-name="P3"><text:tab/>virt. Pointer für Speicheroperationen</text:p>
      <text:p text:style-name="P3"/>
      <text:p text:style-name="P3"><text:tab/>Der Speichermanager muss virtuellen Speicher auf realen abbilden und ggf. auf </text:p>
      <text:p text:style-name="P3"><text:tab/>das Plattensubsystem auslagern.</text:p>
      <text:p text:style-name="P3"><text:tab/>Auch der Kernel hat einen eigenen, virtuellen Adressbereich (Kernelspace)</text:p>
      <text:p text:style-name="P3"/>
      <text:p text:style-name="P3"><text:soft-page-break/><text:tab/><text:tab/>virtueller Systemadressbereich (Kernelspace)</text:p>
      <text:p text:style-name="P3"><text:tab/><text:tab/>virtueller User-Adressbereich (Userspace)</text:p>
      <text:p text:style-name="P3"/>
      <text:p text:style-name="P3"><text:tab/>Unterschiedliche Verwaltung:</text:p>
      <text:p text:style-name="P3"><text:tab/><text:tab/>Motorola: 68000 virtueller Kernel- und Benutzerbereich getrennt</text:p>
      <text:p text:style-name="P3"><text:tab/><text:tab/><text:tab/>(2 PCs: <text:tab/>Privileg 0 → Pckernel auf Kernelbereich</text:p>
      <text:p text:style-name="P3"><text:tab/><text:tab/><text:tab/><text:tab/><text:tab/>Privileg 1 → Pcbenutzer auf Benutzerbereich</text:p>
      <text:p text:style-name="P3"/>
      <text:p text:style-name="P3"><text:tab/><text:tab/>Motorola 68020</text:p>
      <text:p text:style-name="P3"><text:tab/><text:tab/><text:tab/>Benutzerbereich ist Teilmenge von Systembereich</text:p>
      <text:p text:style-name="P3"/>
      <text:p text:style-name="P3"><text:tab/><text:tab/>Intel 386 – Architektur</text:p>
      <text:p text:style-name="P3"/>
      <text:p text:style-name="P3"><text:tab/><text:tab/><text:tab/>siehe Franz (Skizze)</text:p>
      <text:p text:style-name="P3"><text:tab/></text:p>
      <text:p text:style-name="P3"><text:tab/>Memory Paging: 4k Pages <text:s/>nicht zusammenhängender Bereiche im phys.</text:p>
      <text:p text:style-name="P3"><text:tab/><text:tab/><text:tab/><text:tab/>Hauptspeicher abgebildet und bei Bedarf ausgelagert</text:p>
      <text:p text:style-name="P3"/>
      <text:p text:style-name="P3"><text:tab/>Image-Swapping</text:p>
      <text:p text:style-name="P3"><text:tab/><text:tab/>alle Pages eines Prozess-Images werden auf das Plattensubsystem <text:tab/><text:tab/><text:tab/>verdrängt</text:p>
      <text:p text:style-name="P3"/>
      <text:p text:style-name="P3"><text:tab/>Treiberprogramme befassen sich gleichzeitig mit</text:p>
      <text:list xml:id="list907578540" text:style-name="L1">
        <text:list-item>
          <text:list>
            <text:list-item>
              <text:list>
                <text:list-item>
                  <text:p text:style-name="P11">Benutzerprozessadressen</text:p>
                </text:list-item>
                <text:list-item>
                  <text:p text:style-name="P11">System- bzw. Kerneladressen</text:p>
                </text:list-item>
                <text:list-item>
                  <text:p text:style-name="P11">E/A-Adressen</text:p>
                </text:list-item>
              </text:list>
            </text:list-item>
          </text:list>
        </text:list-item>
      </text:list>
      <text:p text:style-name="P3"><text:tab/></text:p>
      <text:p text:style-name="P3"><text:tab/>Es gibt Kernelfunktionen, die vom Treiber aufgerufen werden, um</text:p>
      <text:list xml:id="list1700013640" text:style-name="L2">
        <text:list-item>
          <text:list>
            <text:list-item>
              <text:list>
                <text:list-item>
                  <text:p text:style-name="P12">Daten zwischen den Bereichen zu kopieren</text:p>
                </text:list-item>
                <text:list-item>
                  <text:p text:style-name="P12">Daten in den anderen Adressbereich einzubinden, ohne wirklich zu kopieren</text:p>
                </text:list-item>
              </text:list>
            </text:list-item>
          </text:list>
        </text:list-item>
      </text:list>
      <text:p text:style-name="P3"><text:tab/><text:tab/>→ Adressabbildungstabellen werden manipuliert, um entsprechende <text:tab/><text:tab/><text:tab/><text:tab/>Zugriffsrechte zu erhalten</text:p>
      <text:p text:style-name="P3"/>
      <text:p text:style-name="P3">Unix aus Benutzersicht (Konsolenmodell)</text:p>
      <text:p text:style-name="P3"><text:tab/>ASCII-Strings: Kdo Arg[Datum, Geräte] Opt.[-Modifikator]</text:p>
      <text:p text:style-name="P3"/>
      <text:p text:style-name="P3"><text:tab/>&gt; cat preamble data</text:p>
      <text:p text:style-name="P3"><text:tab/><text:tab/>...kopiert Textdateien nacheinander zum Terminal</text:p>
      <text:p text:style-name="P3"><text:tab/>&gt; cat &gt; text</text:p>
      <text:p text:style-name="P3"><text:tab/><text:tab/>...kopiert die Tastatureingabe in Datei text </text:p>
      <text:p text:style-name="P3"><text:tab/>&gt; wc &lt; data</text:p>
      <text:p text:style-name="P3"><text:tab/><text:tab/>...zählt Worte as Datei data</text:p>
      <text:p text:style-name="P3"><text:tab/><text:tab/>statt Standardeingabe ist Quelle eine Dateisystem</text:p>
      <text:p text:style-name="P3"><text:soft-page-break/><text:tab/>&gt; ls</text:p>
      <text:p text:style-name="P3"><text:tab/><text:tab/>...Directory list</text:p>
      <text:p text:style-name="P3"><text:tab/>&gt; ls -l</text:p>
      <text:p text:style-name="P3"><text:tab/><text:tab/>...Directory long list</text:p>
      <text:p text:style-name="P3"><text:tab/>&gt; cat preamble data | wc</text:p>
      <text:p text:style-name="P3"><text:tab/><text:tab/>...Pipelining</text:p>
      <text:p text:style-name="P3"/>
      <text:p text:style-name="P3"><text:tab/>Pipeline heißt so eine Kdo-Zeile, Funktionen in Pipelines heißen auch 'Filter'</text:p>
      <text:p text:style-name="P3"/>
      <text:p text:style-name="P3">Unix aus Prgrammierersicht</text:p>
      <text:p text:style-name="P3"><text:tab/>Unix-Programme werten zunächst Argumente</text:p>
      <text:p text:style-name="P3"><text:tab/>Argumente sind konstant bis auf die Expansion der 'Wildcards' <text:s/>*,?</text:p>
      <text:p text:style-name="P3"><text:tab/>(Argument-Expansion + File-Umlenkung sind Eigenschaften der Shell)</text:p>
      <text:p text:style-name="P3"><text:tab/>Systemaufrufe == API</text:p>
      <text:p text:style-name="P3"><text:tab/>'Gliederung nach Aufgaben'</text:p>
      <text:list xml:id="list1332137052" text:style-name="L3">
        <text:list-item>
          <text:list>
            <text:list-item>
              <text:p text:style-name="P13">E/A Operationen</text:p>
            </text:list-item>
          </text:list>
        </text:list-item>
      </text:list>
      <text:p text:style-name="P3"><text:tab/><text:tab/>Device- und Daten-Zugriffe und zugehörige Datenstrukturen:</text:p>
      <text:p text:style-name="P3"><text:tab/><text:tab/>Öffnen, Schließen, Lesen, Schrieben, Status festsetzen, ermitteln</text:p>
      <text:list xml:id="list1891443116" text:style-name="L4">
        <text:list-item>
          <text:list>
            <text:list-item>
              <text:p text:style-name="P14">Prozesssteuerung</text:p>
            </text:list-item>
          </text:list>
        </text:list-item>
      </text:list>
      <text:p text:style-name="P3"><text:tab/><text:tab/>Ermöglicht Prozessen, die eigene Ausführung zu steuern, Prioritäten <text:tab/><text:tab/><text:tab/>festzulegen, Speicher zuzuweisen, zu sperren, freizugeben, neue <text:tab/><text:tab/><text:tab/>Prozesse zu erstellen, neue Programme zu laden, Prozesse zu terminieren</text:p>
      <text:list xml:id="list664094254" text:style-name="L5">
        <text:list-item>
          <text:list>
            <text:list-item>
              <text:p text:style-name="P15">Interprozesskommunikation</text:p>
              <text:list>
                <text:list-header>
                  <text:p text:style-name="P15">Prozessen Informationen senden/empfangen</text:p>
                  <text:p text:style-name="P15">→ zeitlichen Ablauf synchronisieren</text:p>
                  <text:p text:style-name="P15">z.B. Signale, Pipes, gemeinsamer Speicher, Meldungswarteschlangen, Semaphore</text:p>
                </text:list-header>
              </text:list>
            </text:list-item>
          </text:list>
        </text:list-item>
      </text:list>
      <text:list xml:id="list559384489" text:style-name="L6">
        <text:list-item>
          <text:list>
            <text:list-item>
              <text:p text:style-name="P16">Systemzeitdienste</text:p>
              <text:list>
                <text:list-header>
                  <text:p text:style-name="P16">Uhr, Ticks,...</text:p>
                </text:list-header>
              </text:list>
            </text:list-item>
          </text:list>
        </text:list-item>
      </text:list>
      <text:list xml:id="list1611248880" text:style-name="L7">
        <text:list-item>
          <text:list>
            <text:list-item>
              <text:p text:style-name="P17">Statusinformationen</text:p>
            </text:list-item>
          </text:list>
        </text:list-item>
      </text:list>
      <text:p text:style-name="P3"><text:tab/><text:tab/>Ermittlung von</text:p>
      <text:p text:style-name="P3"><text:tab/><text:tab/><text:tab/>Prozessstatus, Prozesshierarchie, Zustand Dateisystem, </text:p>
      <text:p text:style-name="P3"><text:tab/><text:tab/><text:tab/>Zustand E/A-Geräte</text:p>
      <text:list xml:id="list1948463771" text:style-name="L8">
        <text:list-item>
          <text:list>
            <text:list-item>
              <text:p text:style-name="P18">Netzwerkinterface</text:p>
            </text:list-item>
          </text:list>
        </text:list-item>
      </text:list>
      <text:p text:style-name="P3"><text:tab/><text:tab/>Sockets, Schichten</text:p>
      <text:p text:style-name="P3"/>
      <text:p text:style-name="P3"><text:tab/>E/A: <text:tab/>fd = open (file, mode)</text:p>
      <text:p text:style-name="P3"><text:tab/><text:tab/>fd = create(file, protection)</text:p>
      <text:p text:style-name="P3"/>
      <text:p text:style-name="P3"><text:tab/><text:tab/>(fd: Filedeskriptor,</text:p>
      <text:p text:style-name="P3"><text:tab/><text:tab/>mode: Schreib-lese-Berechtigung</text:p>
      <text:p text:style-name="P3"><text:tab/><text:tab/>protection: Zugriffsrechte and. Benutzer)</text:p>
      <text:p text:style-name="P3"><text:tab/>act = <text:tab/>read(fd,adress,count)</text:p>
      <text:p text:style-name="P3"><text:tab/><text:tab/>write</text:p>
      <text:p text:style-name="P3"><text:soft-page-break/><text:tab/><text:tab/>sequentieller Zugriff </text:p>
      <text:p text:style-name="P3"><text:tab/></text:p>
      <text:p text:style-name="P3"><text:tab/>new_location = lseek(fd,offset,whence)</text:p>
      <text:p text:style-name="P3"><text:tab/><text:tab/><text:tab/>(offset: rel. Positionsangabe ab whence &lt; Anfang, Ende, <text:tab/><text:tab/><text:tab/><text:tab/><text:tab/>bisheriger Position</text:p>
      <text:p text:style-name="P3"><text:tab/><text:tab/><text:tab/><text:tab/><text:tab/><text:tab/>'Suchpunkt'</text:p>
      <text:p text:style-name="P3"/>
      <text:p text:style-name="P3"><text:tab/>res = close(fd)</text:p>
      <text:p text:style-name="P3"><text:tab/><text:tab/><text:tab/>fd = 0 StdIn</text:p>
      <text:p text:style-name="P3"><text:tab/><text:tab/><text:tab/>fd = 1 StdOut</text:p>
      <text:p text:style-name="P3"><text:tab/><text:tab/><text:tab/>fd = 2 StdErr</text:p>
      <text:p text:style-name="P3"><text:tab/></text:p>
      <text:p text:style-name="P3"><text:tab/>Prozesssteuerung</text:p>
      <text:p text:style-name="P3"><text:tab/><text:tab/>pid = fork()</text:p>
      <text:p text:style-name="P3"><text:tab/><text:tab/>pid= wait(status)</text:p>
      <text:p text:style-name="P3"/>
      <text:p text:style-name="P3"><text:tab/>Neuer Prozess ist identisches Abbild des Elters. Er kann nun unabhängig seinen <text:tab/>Speicherbereich <text:s/>modifizieren</text:p>
      <text:p text:style-name="P3"><text:tab/>Kann Dateideskriptoren schließen, neuere Dateien öffnen.</text:p>
      <text:p text:style-name="P3"/>
      <text:p text:style-name="P3"><text:tab/>Offene Dateideskriptoren sind keine vollständigen Kopien voneinander. Elter- <text:tab/>und Kind teilen zu offenen Dateien die Suchpunkte.</text:p>
      <text:p text:style-name="P3"/>
      <text:p text:style-name="P3"><text:tab/>Das Schreiben gelingt so konfliktfrei</text:p>
      <text:p text:style-name="P3"><text:tab/>Das Lesen garantiert, dass nichts doppelt gelesen oder ausgelassen wird.</text:p>
      <text:p text:style-name="P3"/>
      <text:p text:style-name="P3"><text:tab/>(Umgehen durch Kopie des Dateideskriptors, new_fd = dup(old_fd)</text:p>
      <text:p text:style-name="P3"><text:tab/></text:p>
      <text:p text:style-name="P3"><text:tab/>result = exec(pogramm, arg0,arg1,...)</text:p>
      <text:p text:style-name="P3"><text:tab/><text:tab/>Verdrängt Textkörper und startet Programm</text:p>
      <text:p text:style-name="P3"/>
      <text:p text:style-name="P3"><text:tab/>Treiberabhängige Systemschnittstelle:</text:p>
      <text:p text:style-name="P3"><text:tab/>result = ioctl(fd,command,arg)</text:p>
      <text:p text:style-name="P3"><text:tab/><text:tab/>fd...Deskriptor des geöffneten Gerätes</text:p>
      <text:p text:style-name="P3"><text:tab/><text:tab/>command...Operation mit Argumenen 'arg' die auf dem Gerät <text:tab/><text:tab/><text:tab/><text:tab/>funktioniert</text:p>
      <text:p text:style-name="P3"><text:tab/>z.B. <text:tab/>MART, seriell, asynchron</text:p>
      <text:p text:style-name="P3"><text:tab/><text:tab/>Bandrate: 19200 Baud</text:p>
      <text:p text:style-name="P3"><text:tab/><text:tab/>Format: 8N1</text:p>
      <text:p text:style-name="P3"><text:tab/>z.B.<text:tab/>Streamer: Zurückspulen; zum Anfang der nächsten Datei</text:p>
      <text:p text:style-name="P3"/>
      <text:p text:style-name="P3">Prozesssteuerung und -zeitplanung</text:p>
      <text:p text:style-name="P3"><text:tab/>Systemstart</text:p>
      <text:p text:style-name="P3"><text:tab/><text:tab/>Prozess 0: Swapper (Auslagerungsprozess)</text:p>
      <text:p text:style-name="P3"><text:tab/><text:tab/>Prozess 1: Init (Initialisierungsprozess)</text:p>
      <text:p text:style-name="P3"><text:soft-page-break/><text:tab/><text:tab/>erst halt beendet diese</text:p>
      <text:p text:style-name="P3"><text:tab/><text:tab/>Init ist für Erzeugung von Benutzerprozessoren verantwortlich</text:p>
      <text:p text:style-name="P3"><text:tab/><text:tab/>Init erzeugt: Dämonen + getty(s)</text:p>
      <text:p text:style-name="P3"><text:tab/><text:tab/><text:tab/>es folgt Eingabe v. Benutzername + Passwort</text:p>
      <text:p text:style-name="P3"><text:tab/><text:tab/><text:tab/>fork: startet Benutzershelll</text:p>
      <text:p text:style-name="P3"/>
      <text:p text:style-name="P3"><text:tab/><text:tab/>init...getty...shell</text:p>
      <text:p text:style-name="P3"><text:tab/><text:tab/><text:tab/>→ fork erzeugt Kindprozesse</text:p>
      <text:p text:style-name="P3"><text:tab/><text:tab/><text:tab/>Kopie unterscheidet sich nur in der Prozessidentifikation PID und <text:tab/><text:tab/>in der Elterkennung PPID, die ID des ursprünglichen Prozesses. Es gibt <text:tab/><text:tab/>Kopien der Prozessstrukturen, Variablen und Stack.</text:p>
      <text:p text:style-name="P3"><text:tab/><text:tab/>Kindprozess kann exex() ausführen und bekommt dann einen eigenen <text:tab/><text:tab/>Code-Bereich</text:p>
      <text:p text:style-name="P3"/>
      <text:p text:style-name="P3"><text:tab/>init generiert während des Bootens Prozess, die in /etc/inittab verzeichnet sind <text:tab/>(neben z.B. Dämonen)</text:p>
      <text:p text:style-name="P3"><text:tab/>/etc/init.d im akt. Linux</text:p>
      <text:p text:style-name="P3"/>
      <text:p text:style-name="P3"><text:tab/>Bei logout führt die Shell exit() aus</text:p>
      <text:p text:style-name="P3"><text:tab/><text:tab/>...init startet erneut getty</text:p>
      <text:p text:style-name="P3"/>
      <text:p text:style-name="P3"><text:tab/><text:span text:style-name="T1">WICHTIG!</text:span></text:p>
      <text:p text:style-name="P3"><text:tab/>Prozess-Definitionsstrukturen</text:p>
      <text:p text:style-name="P3"><text:tab/>Kernel unterhält für jeden Prozess zwei beschreibende Datenstrukturen</text:p>
      <text:list xml:id="list2052929902" text:style-name="L9">
        <text:list-item>
          <text:list>
            <text:list-item>
              <text:list>
                <text:list-item>
                  <text:list>
                    <text:list-item>
                      <text:p text:style-name="P19">user</text:p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text:tab/>Informationen über den Prozess, die nur benötigt werden, wenn <text:tab/><text:tab/><text:tab/>der Prozess aktiv ist, d.h. Die CPU hat und läuft</text:p>
      <text:p text:style-name="P3"><text:tab/><text:tab/><text:tab/>Die User-Struktur des gerade laufenden Prozesses heit 'u'</text:p>
      <text:p text:style-name="P3"><text:tab/><text:tab/><text:tab/>Treiber machen häufigen Gebrauch von user</text:p>
      <text:p text:style-name="P3"/>
      <text:list xml:id="list1606048517" text:style-name="L10">
        <text:list-item>
          <text:list>
            <text:list-item>
              <text:list>
                <text:list-item>
                  <text:list>
                    <text:list-item>
                      <text:p text:style-name="P20">proc</text:p>
                      <text:list>
                        <text:list-header>
                          <text:p text:style-name="P20">Informationen über den Prozess, wenn dieser inaktiv ist und (eventuell) aus dem Speicher ausgelagert.</text:p>
                          <text:p text:style-name="P20">(Devicetreiber greifen nicht auf proc zu)</text:p>
                          <text:p text:style-name="P20">Eintrag in der Prozessliste</text:p>
                          <text:p text:style-name="P20">/usr/include/syp/user.h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0">proc.h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text:tab/>→ wird ein Prozess auf Platte ausgelagert, dann betrifft dies auch <text:tab/><text:tab/><text:tab/>seine User-Struktur</text:p>
      <text:p text:style-name="P3"/>
      <text:p text:style-name="P3"><text:tab/>Zusammenwirken der Virtualisierungskonzepte</text:p>
      <text:p text:style-name="P3"><text:tab/><text:tab/>Prozess-Scheduling, Memory-Paging, Image-Swapping</text:p>
      <text:p text:style-name="P3"><text:tab/>Scheduler wählt zyklisch aus der Liste der ablaufbereiten Prozesse jenen mit <text:tab/>der höchster Priorität aus. Dieser erhält jeder Prozess einen angemessenen <text:tab/>Anteil an der Ablaufzeit</text:p>
      <text:p text:style-name="P3"><text:soft-page-break/><text:tab/>(Mindestens Timerinterrupt als Hardware-Unterstützung)</text:p>
      <text:p text:style-name="P3"/>
      <text:p text:style-name="P3"><text:tab/>Memory-Paging: Virtuelles Speichersystem erlaubt Kernel und <text:tab/>Benutzerprozessen mehr virtuellen Speicher zu verwenden, als physikalischer <text:tab/>Speicher verfügbar</text:p>
      <text:p text:style-name="P3"><text:tab/>Jeder Prozess hat einen eigenen Adressraum und muss nicht mit anderen <text:tab/>Prozessen um Adressen konkurrieren.</text:p>
      <text:p text:style-name="P3"><text:tab/>Dynamisches Verdrängen und Laden von 4k Pages (MM-System 2. Pagegröße <text:tab/>4M Bytes)</text:p>
      <text:p text:style-name="P3"><text:tab/>Laden: Referenz-Tabellen der CPU ermöglichen das Umrechnen von virtuellen <text:tab/>Adressen in Hardware-Adressen durch die MMU. Erfolgt ein Zugriff auf eine <text:tab/>Hardware-Adresse, die nicht im Speicher vorhanden ist, erkennt das die MMU <text:tab/>und löst eine Unterbrechung aus (TRAP: der auslösende Befehl wird <text:tab/>ausgesetzt)</text:p>
      <text:p text:style-name="P3"><text:tab/>Zugehörige Interrupt-Routine lädt nächste Page und kehrt mit RET zu dem <text:tab/>unterbrochenen Befehl zurück.</text:p>
      <text:p text:style-name="P3"/>
      <text:p text:style-name="P3"><text:tab/>Image-Swapping</text:p>
      <text:p text:style-name="P3"><text:tab/>Prozess 0 verschiebt komplette Prozesss-Images in den Sekundärspeicher und <text:tab/>zurück.</text:p>
      <text:p text:style-name="P3"><text:tab/>Gründe: exzessives Paging, Überschreiten einer Latenzzeit der <text:tab/>Prozessinaktivität.</text:p>
      <text:p text:style-name="P3"/>
      <text:p text:style-name="P3"><text:tab/>----------------------------------------------------------------------------------------------</text:p>
      <text:p text:style-name="P3"><text:tab/>? Machen das moderne Linuxe</text:p>
      <text:p text:style-name="P3"><text:tab/>? Wieso kann man aktuelle Linuxe ohne Swap-Partition betreiben</text:p>
      <text:p text:style-name="P3"><text:tab/>----------------------------------------------------------------------------------------------</text:p>
      <text:p text:style-name="P3"/>
      <text:p text:style-name="P3"><text:tab/>Problem: Es gibt Hardware-Nebenläufigkeit beim Speicherzugriff: DMA-<text:tab/>Betrieb (Direct Memory Access) von peripheren Bauelementen</text:p>
      <text:p text:style-name="P3"><text:tab/>Multimaster-DMA – pro Gerät ein Controller; Treiber müssen diese <text:tab/><text:tab/>Speicherfenster locken</text:p>
      <text:p text:style-name="P3"/>
      <text:p text:style-name="P3"/>
      <text:p text:style-name="P3">Kontext-Wechsel</text:p>
      <text:p text:style-name="P4">Scheduler: Der aktuelle Prozess wird suspendiert und durch den nächsten Prozess in der Prozessliste verdrängt.</text:p>
      <text:p text:style-name="P4">Das bedeutet, der Inhalt von u wird durch die user-Struktur des neuen Prozesses ersetzt.</text:p>
      <text:p text:style-name="P4">D.h. Der Wechsel der Prozessdefinitionsstrukture(en) beschreibt den Kontextwechsel.</text:p>
      <text:p text:style-name="P4"/>
      <text:p text:style-name="P5">Systemaufrufe als (Gegen-)Beispiel</text:p>
      <text:p text:style-name="P4">Anwendungsprogrammierer_</text:p>
      <text:p text:style-name="P4">Sieht eine Funktion, die in den Kernel gelinkten Code ausführt und die CPU im <text:soft-page-break/>Kernel-Mode betreibt. (Das Umschalten von User- in den Kernel-Mode geschieht durch eine Exception (Trap), also Interrupt. Interrupts laufen im Kernel-Mode.</text:p>
      <text:p text:style-name="P4">Die CPU hat ein anderes Privilegniveau und adressiert den Kernel-Space.</text:p>
      <text:p text:style-name="P4"/>
      <text:p text:style-name="P4">Interpretation</text:p>
      <text:p text:style-name="P4">a) Benutzerprozess befindet sich im Kernelmodus</text:p>
      <text:p text:style-name="P4">b) Benutzerprozess ist suspendiert und der Kernel ist aktiviert.</text:p>
      <text:p text:style-name="P4">Zusammenfassung:</text:p>
      <text:p text:style-name="P4">Benutzerprozess bleibt aktiv, denn seine Struktur besitzt die u-Struktur des Kerns!</text:p>
      <text:p text:style-name="P4">Dieser Kontext ist hier relevant.</text:p>
      <text:p text:style-name="P4">Dass der Benutzerprozess im Kernel-Mode läuft, ändert daran nichts.</text:p>
      <text:p text:style-name="P4">In diesem Zusammenhang werden Device-Treiber-Routinen wie read, write, ioctl aufgerufen!</text:p>
      <text:p text:style-name="P4"/>
      <text:p text:style-name="P5">E/A-Dienstprogramme</text:p>
      <text:p text:style-name="P7">Daten von und zu Hardware-Devices übertragen: E/A-Operation</text:p>
      <text:p text:style-name="P7">Kernel-Programme können als einzige diese E/A-Operationen ausführen.</text:p>
      <text:p text:style-name="P7">a) <text:tab/>Intel verwendet separaten E/A-Adressraum.</text:p>
      <text:p text:style-name="P7"><text:tab/>Kennzeichnung von E/A-Operationen durch IN,OUT</text:p>
      <text:p text:style-name="P7">b)<text:tab/>Motorola bindet Geräte in den Speicheradressraum ein (Memory <text:tab/>Mapped I/O), d.h. Im Kernel-Adressbereich MOV auf einer Kernel-<text:tab/>Adresse</text:p>
      <text:p text:style-name="P7">→ E/A sind nicht im Prozessadressbereich lokalisiert</text:p>
      <text:p text:style-name="P7">→ Benutzung macht zwingend Kernelroutinen erforderlich</text:p>
      <text:p text:style-name="P7">→ Schnittstellenkonzeption für den Unix-Kern</text:p>
      <text:p text:style-name="P7">→ Weiter in Kapitel 2 </text:p>
      <text:p text:style-name="P7"/>
      <text:p text:style-name="P7"/>
      <text:p text:style-name="P5">KW 44</text:p>
      <text:p text:style-name="P5"/>
      <text:p text:style-name="P6">2. Das E/A-Subsystem für Unix-Monolithen</text:p>
      <text:p text:style-name="P5"/>
      <text:p text:style-name="P8">Idee: </text:p>
      <text:list xml:id="list1095974025" text:style-name="L11">
        <text:list-item>
          <text:list>
            <text:list-item>
              <text:p text:style-name="P21">Dateisystem als einheitliches logisches Gebilde welches Zugriffe auf <text:tab/>Datendateien als auch auf E/A-Geräte kontrolliert</text:p>
            </text:list-item>
            <text:list-item>
              <text:p text:style-name="P21">inode-Struktur für jede offene Datei im System</text:p>
            </text:list-item>
            <text:list-item>
              <text:p text:style-name="P21">file-Struktur für jeden Dateideskriptor im System </text:p>
            </text:list-item>
            <text:list-item>
              <text:p text:style-name="P21">Block-Puffer-System</text:p>
            </text:list-item>
            <text:list-item>
              <text:p text:style-name="P21">Device-Treiber als individuelle Schnittstellen zu E/A-Geräten</text:p>
            </text:list-item>
          </text:list>
        </text:list-item>
      </text:list>
      <text:p text:style-name="P8"/>
      <text:p text:style-name="P10">Eigenart von Unixen</text:p>
      <text:p text:style-name="P8">Unabhängig davon, ob Daten oder Geräte angesprochen werden, erfolgen sämtliche E/A-Zugriffe über Dateien! (Unterschiede treten erst im Kern zutage)</text:p>
      <text:p text:style-name="P8"/>
      <text:p text:style-name="P8">[Unterschied: VAX/VOIX-Systeme</text:p>
      <text:p text:style-name="P8">Dateistrukturierte Devices sind von Softwaremodulen außerhalb des Kernels abhängig: VAX/VOIX macht E/A an Devices, einige Devices sind Dateisysteme</text:p>
      <text:p text:style-name="P8">UNIX: Sämtliche E/A mit Dateien und einige Dateien sind Devices.]</text:p>
      <text:p text:style-name="P8"/>
      <text:p text:style-name="P8">UNIX-Dateisystem</text:p>
      <text:p text:style-name="P8">Bereitstellung sämtlicher E/A-Services</text:p>
      <text:p text:style-name="P8">UNIX-Dateitypen</text:p>
      <text:list xml:id="list707448384" text:style-name="L12">
        <text:list-item>
          <text:list>
            <text:list-item>
              <text:p text:style-name="P22">reguläre Dateien (regular files) = Array of Bytes → Platte (inhaltliche <text:tab/>Interpretation durch Anwender)</text:p>
            </text:list-item>
            <text:list-item>
              <text:p text:style-name="P22">Dateiverzeichnisse (directories) = Arrays von Dateinamen und <text:tab/>Verzeichnissen</text:p>
            </text:list-item>
            <text:list-item>
              <text:p text:style-name="P22">Spezialdateien (special files) = 'Gerätedateien' als Abstraktion für Geräte, <text:tab/>nicht zum Datenspeichern</text:p>
            </text:list-item>
          </text:list>
        </text:list-item>
      </text:list>
      <text:p text:style-name="P8"/>
      <text:p text:style-name="P8">Verzeichnishierarchie</text:p>
      <text:p text:style-name="P8">Spezialdateien: Geräte, Pipes, Warteschlangen</text:p>
      <text:p text:style-name="P8">E/A-Gerätedateien im Allgemeinen nicht zum Datenspeichern geeignet sondern organisieren Gerätezugriffe, Drucker, Laufwerke, Terminals</text:p>
      <text:p text:style-name="P8"/>
      <text:p text:style-name="P8">Zwei Geräte(datei)typen</text:p>
      <text:p text:style-name="P8"><text:tab/>Zeichenorientierte (raw) Devices – keine Speicher</text:p>
      <text:p text:style-name="P8"><text:tab/>blockorientierte Devices – Speicher für Daten zum späteren Gebrauch</text:p>
      <text:p text:style-name="P8">Problem: <text:s/>Beim Speichern von Massendaten gibt es ein Adress-Problem:</text:p>
      <text:p text:style-name="P8"><text:tab/>1 T Bytes: ~2⁴⁰ Bytes → 40:8</text:p>
      <text:p text:style-name="P8"><text:tab/>Blöcke von 512 Bytes: 2⁹ Bytes </text:p>
      <text:p text:style-name="P8"><text:tab/><text:tab/>~2³¹ Bytes A 2¹² Bit</text:p>
      <text:p text:style-name="P8">Idee: Man adressiert Blockstrukturen, um Adressierungsaufwand zu sparen</text:p>
      <text:p text:style-name="P8">→ Blockbausteine (Speicherbausteine) können in BSIZE Bytes (512) großen Einheiten adressiert werden.</text:p>
      <text:p text:style-name="P8"/>
      <text:p text:style-name="P8">Devices können in das Dateisystem integriert (gemounted) werden.</text:p>
      <text:p text:style-name="P8"/>
      <text:p text:style-name="P8">Alle anderen Geräte sind zeichenorientiert.</text:p>
      <text:p text:style-name="P8"/>
      <text:p text:style-name="P8">Drucker, Terminals speichern keine Daten </text:p>
      <text:p text:style-name="P8">(Zwitterposition: Bandgeräte)</text:p>
      <text:p text:style-name="P8"/>
      <text:p text:style-name="P8">Die Spezial-Dateien sind Repräsentanten der Geräte und informieren über Gerätetyps</text:p>
      <text:p text:style-name="P8"><text:soft-page-break/>Semantik: <text:tab/>r,c im Namen für 'raw' oder Zeichengeräte</text:p>
      <text:p text:style-name="P8"><text:tab/><text:tab/>b im Namen für Blockgeräte</text:p>
      <text:p text:style-name="P8"/>
      <text:p text:style-name="P8">&gt;ls -l /dev/sda0 /dev/rmt0</text:p>
      <text:p text:style-name="P8">brw-rw---- 1 root disk 8, 1 2011-11-01 07:32 /dev/sda1 </text:p>
      <text:p text:style-name="P8">crw-rw---- 1 root sys 8, 0 2011-04-01 11:11 /dev/rmt0</text:p>
      <text:p text:style-name="P8"/>
      <text:p text:style-name="P8">b: Blockgerät (Partition)</text:p>
      <text:p text:style-name="P8">c: Zeichengerät Magnetband</text:p>
      <text:p text:style-name="P8"/>
      <text:p text:style-name="P8">„8,1“ bzw „8,0“ ← Major und Minor Device Nr.</text:p>
      <text:p text:style-name="P8"/>
      <text:p text:style-name="P8">Major+Minor Device Nr. Bilden die Schnittstelle zu den Treibern: Schalter-Tabellen für Block- und Zeichengeräte</text:p>
      <text:p text:style-name="P8"/>
      <text:p text:style-name="P8">Device-Dateien sind wie reguläre Dateien anwendbar!</text:p>
      <text:p text:style-name="P8">Einschließlich E/A-Umlenkung:</text:p>
      <text:p text:style-name="P8"># ls -l <text:s/>&gt; /dev/lp</text:p>
      <text:p text:style-name="P8">Listing auf Standarddrucker ohne Spooling!</text:p>
      <text:p text:style-name="P8"/>
      <text:p text:style-name="P8">Reguläre und Spezialdateien</text:p>
      <text:p text:style-name="P8"><text:tab/>reguläre Dateien: <text:tab/>unstrukturierte, eindimensionale Byte-Arrays</text:p>
      <text:p text:style-name="P8"><text:tab/>Verzeichnisse: <text:tab/>strukturierte Byte-Arrays, Abbildung zwischen Dteien <text:tab/><text:tab/><text:tab/><text:tab/>und ihren Namen</text:p>
      <text:p text:style-name="P8"><text:tab/>Spezialdateien:<text:tab/>Block- oder Zeichenorientierte Devices oder Pipes</text:p>
      <text:p text:style-name="P8"><text:tab/><text:tab/><text:tab/><text:tab/>alle haben ähnliche Handhabung</text:p>
      <text:p text:style-name="P8"><text:tab/>Ausname:<text:tab/><text:tab/>Verzeichnisse können von Nutzerprozessen nicht <text:tab/><text:tab/><text:tab/><text:tab/><text:tab/>geschrieben werden</text:p>
      <text:p text:style-name="P8"/>
      <text:p text:style-name="P8">Verzeichnisstruktur und l-Liste</text:p>
      <text:p text:style-name="P8"><text:tab/>Baumstruktur mit root-Verzeichnis</text:p>
      <text:p text:style-name="P8"><text:tab/>(Verzeichnisse sind nach oben (parent) und unten verkettet)</text:p>
      <text:p text:style-name="P8"><text:tab/>Öffnen einer Datei:</text:p>
      <text:p text:style-name="P8"><text:tab/><text:tab/>Kernel durchsucht Verzeichnis bis zum Eintrag (entry)</text:p>
      <text:p text:style-name="P8"><text:tab/><text:tab/>Abbildung des Dateinamens auf einem Eintrag in Tabelle von <text:tab/><text:tab/><text:tab/>Datendeskriptoren (Indexeintrag, i-Node)</text:p>
      <text:p text:style-name="P8"><text:tab/><text:tab/><text:tab/>reguläre Datei: Printer auf die Platte </text:p>
      <text:p text:style-name="P8"><text:tab/><text:tab/><text:tab/>Spezialdatei: höherwertige Gerätenummer (Major Number) </text:p>
      <text:p text:style-name="P8"><text:tab/><text:tab/><text:tab/><text:tab/>zur Lokalisierung des Treibers</text:p>
      <text:p text:style-name="P8"><text:tab/><text:tab/>Root ist stets auf der Boot-Platte</text:p>
      <text:p text:style-name="P8"><text:tab/><text:tab/>Beim 'mounten' wird das Root-Verzeichnis der Boot-Platte logisch <text:tab/><text:tab/>verbunden.</text:p>
      <text:p text:style-name="P8"><text:tab/><text:tab/>Spezialdateien werden in /dev gespeichert</text:p>
      <text:p text:style-name="P8"/>
      <text:p text:style-name="P10">Systemdatenstrukturen für Dateioperationen</text:p>
      <text:p text:style-name="P8"/>
      <text:p text:style-name="P8">Indexeintrag im Speicher für jede offene Datei</text:p>
      <text:p text:style-name="P8"><text:tab/>Pointer auf Blockstrukturen der Platte</text:p>
      <text:p text:style-name="P8"><text:tab/>Zusatzinformationen: z.B.</text:p>
      <text:p text:style-name="P8"><text:tab/><text:tab/>Datei wird ausgeführt</text:p>
      <text:p text:style-name="P8"><text:tab/><text:tab/>ist Arbeitsverzeichnis von Programmen</text:p>
      <text:p text:style-name="P8"><text:tab/><text:tab/>Sperrfeld: nur ein Prozess darf schreiben</text:p>
      <text:p text:style-name="P8"><text:tab/><text:tab/>Verweiszählungen auf Prozesse</text:p>
      <text:p text:style-name="P8"><text:tab/><text:tab/>Caching der Indexeinträge von Verzeichnissen für beschleunigte <text:tab/><text:tab/><text:tab/>Zugriffe</text:p>
      <text:p text:style-name="P8"><text:tab/><text:tab/>Verbindung zu Eintrag in der Tabelle der geöffneten Daten </text:p>
      <text:p text:style-name="P8"/>
      <text:p text:style-name="P8">Datei-Tabelle, dem Prozess zugeordnet</text:p>
      <text:p text:style-name="P8">Verweiszählungen</text:p>
      <text:p text:style-name="P8">Flags (Zugriffsrechte)</text:p>
      <text:p text:style-name="P8">Suchpunkt</text:p>
      <text:p text:style-name="P8">Zeiger auf Indexeinträge</text:p>
      <text:p text:style-name="P8"/>
      <text:p text:style-name="P8">Die User-Struktur eines Prozesses verwaltet die Deskriptoren dder im Prozess offenen Dateien.</text:p>
      <text:p text:style-name="P8">Wichtig für fork, dup, open, close</text:p>
      <text:p text:style-name="P8"/>
      <text:p text:style-name="P8">fork:</text:p>
      <text:p text:style-name="P8"><text:tab/>korrigiert Daten- u. Stacksegment Elter, Systemkontext (Proc, User)</text:p>
      <text:p text:style-name="P8"><text:tab/>beinhaltet die Kopie der Dateitabelleneinträge</text:p>
      <text:p text:style-name="P8"><text:tab/>→ Indextabellen müssen Verweise zählen</text:p>
      <text:p text:style-name="P8"><text:tab/>→ gemeinsamer Zugriff von Vater+Kind möglich</text:p>
      <text:p text:style-name="P8"><text:tab/><text:tab/>(verwenden den gleichen Suchzeiger)<text:tab/></text:p>
      <text:p text:style-name="P8"/>
      <text:p text:style-name="P8"/>
      <text:p text:style-name="P8"/>
      <text:p text:style-name="P8">Das Blockpuffersystem</text:p>
      <text:p text:style-name="P8"/>
      <text:p text:style-name="P8">Nicht bei Zeichengeräten, die direkt gelesen/geschrieben werden. (Keine Adressierung notwendig)</text:p>
      <text:p text:style-name="P8">Blockgeräte benötigen für den Byte-Zugriff einen Blockpuffer.</text:p>
      <text:p text:style-name="P8">Analog: Datencache:</text:p>
      <text:p text:style-name="P8"><text:tab/>Lesen: <text:tab/>hit → ohne Treiberaufruf</text:p>
      <text:p text:style-name="P8"><text:tab/><text:tab/><text:tab/>miss → Treiber lädt Pufferblöcke</text:p>
      <text:p text:style-name="P8"><text:tab/>Write:<text:tab/><text:tab/>hit → ohne Treiberaufruf</text:p>
      <text:p text:style-name="P8"><text:tab/><text:tab/><text:tab/>muss → <text:s/>Treiberzugriff, dann schreiben</text:p>
      <text:p text:style-name="P8"><text:tab/><text:tab/>immer: fflush, veränderter Block muss vom Treiber auf die Pipe <text:tab/><text:tab/><text:tab/>kopiert werden.</text:p>
      <text:p text:style-name="P10">Blockgerätetreiber wird im Gegensatz zum Zeichengerätetreiber asynchron auf Anforderung des Kernels aufgerufen</text:p>
      <text:p text:style-name="P8"/>
      <text:p text:style-name="P8"/>
      <text:p text:style-name="P8"/>
      <text:p text:style-name="P8">Device Treiber </text:p>
      <text:p text:style-name="P8"><text:tab/>Satz von Funktionen, die Schnittstellen zu einer Hardware darstellen</text:p>
      <text:p text:style-name="P8"><text:tab/>Kein kapselt und standardisiert die Zugriffe</text:p>
      <text:list xml:id="list1080972455" text:style-name="L13">
        <text:list-item>
          <text:list>
            <text:list-item>
              <text:list>
                <text:list-item>
                  <text:list>
                    <text:list-item>
                      <text:p text:style-name="P43">kein direkter Registerzugriff eines Benutzerprogramms möglich</text:p>
                    </text:list-item>
                    <text:list-item>
                      <text:p text:style-name="P43">Device-Interrups beantwortet nur der Kernel und seine Treiber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8">Monolith: Treiber sind Kernelbestandteile, die gelinkt wurden</text:p>
      <text:p text:style-name="P8">Modular: Schnitstelle zum Registrieren, Verbinden, Trennen, Deregistrieren <text:tab/><text:tab/>erforderlich</text:p>
      <text:p text:style-name="P8"/>
      <text:p text:style-name="P8"/>
      <text:p text:style-name="P8">Treiberroutinen</text:p>
      <text:p text:style-name="P8"/>
      <text:p text:style-name="P8">Standardisiertes Set von Einsprungpunkten</text:p>
      <text:list xml:id="list1131106367" text:style-name="L14">
        <text:list-item>
          <text:list>
            <text:list-item>
              <text:p text:style-name="P23">Initialisierungen (Boot)</text:p>
            </text:list-item>
            <text:list-item>
              <text:p text:style-name="P23">Öffnen und Schließen</text:p>
            </text:list-item>
            <text:list-item>
              <text:p text:style-name="P23">Schreiben und Lesen</text:p>
            </text:list-item>
            <text:list-item>
              <text:p text:style-name="P23">Interrupt-Service-Routine</text:p>
            </text:list-item>
            <text:list-item>
              <text:p text:style-name="P23">Allzweck-Kontrollroutinen</text:p>
            </text:list-item>
            <text:list-item>
              <text:p text:style-name="P23">Auswahlroutine für Kanalmultiplex (USB)</text:p>
            </text:list-item>
          </text:list>
        </text:list-item>
      </text:list>
      <text:p text:style-name="P8"/>
      <text:p text:style-name="P8">Kontext und die Steuerung der Ausführung</text:p>
      <text:p text:style-name="P8">(Beziehung zum aktuellen Prozess)</text:p>
      <text:p text:style-name="P8">Unterscheidung in Systemadress- und Benutzeradressbereich (Kernel-/User-Space)</text:p>
      <text:p text:style-name="P8">Begriffliche Unterscheidung der Treiberroutinen:</text:p>
      <text:p text:style-name="P8">Treiberroutinen, welche im Kontext des rufenden Prozesses laufen und die die User-Struktur des Prozesses in der u-Struktur erreichen.</text:p>
      <text:p text:style-name="P8">„obere Hälfte“</text:p>
      <text:p text:style-name="P8"/>
      <text:p text:style-name="P8">Treiber-Routinen, welche außerhalb des Prozess-Kontexts laufen und user nicht erreichen</text:p>
      <text:p text:style-name="P8">„untere Hälfte“ z.B. Interrupt </text:p>
      <text:p text:style-name="P8"/>
      <text:p text:style-name="P8">Zeitverhalten</text:p>
      <text:p text:style-name="P8">Treiberroutine im Kontext des Prozesses zur Vermeidung von aktivem Warten ruft 'sleep' und blockiert damit sich selbst und ihren Prozess.</text:p>
      <text:p text:style-name="P8">Interruptroutine kommt nach Hardwaresignalisierung zum Laufen und kann durch wakeup den Prozess wieder ablaufbereit setzen.</text:p>
      <text:p text:style-name="P8"/>
      <text:p text:style-name="P8"><text:soft-page-break/>Probleme:</text:p>
      <text:p text:style-name="P8">Kernelspace und Userspace mittels u</text:p>
      <text:p text:style-name="P8">Sind getrennte Datenbereiche</text:p>
      <text:p text:style-name="P8">Treiberroutinen als Kernelbestandteil mit Zugriff zum Kernelspace</text:p>
      <text:p text:style-name="P8">Zugriff zum Userspace</text:p>
      <text:p text:style-name="P8"><text:tab/>einfach für Obere-Hälfte-Treiber: im Kontext </text:p>
      <text:p text:style-name="P8"><text:tab/>für Interrupt-Service-Routinen außerhalb des Kontexts benötigt man <text:tab/>Kernelfunktionen, die Zeitversetzt kopieren!</text:p>
      <text:p text:style-name="P8"/>
      <text:p text:style-name="P8">Durchlaug einer E/A-Anforderung</text:p>
      <text:p text:style-name="P8">Beispiel: read()</text:p>
      <text:p text:style-name="P8">Benutzerprozess ruft read(fd.) an geöffnete Datei.</text:p>
      <text:p text:style-name="P8">Sytemaufruf, Ausführung einer Kernelfunktion</text:p>
      <text:p text:style-name="P8">Deviceunabhängige Kernelroutine mag erkennen, dass es sich um eine Spezialdatei handelt. Sie ermittelt den Gerätetyp: block- oder zeichenorientiert.</text:p>
      <text:p text:style-name="P8"/>
      <text:p text:style-name="P8">a) Falls E/A Zeichengerät gilt, wird die Lese-Routine des Gerätetreibers ausgewählt (Zeichengeräteschaltertabelle)</text:p>
      <text:p text:style-name="P8">Read-Routine löst Device-Aktivität aus.</text:p>
      <text:p text:style-name="P8">Unbestimmte Zeit, bis der Puffer mal gefüllt ist</text:p>
      <text:p text:style-name="P8">→ Treiberroutine ruft 'sleep' und blockiert den Prozess</text:p>
      <text:p text:style-name="P8">Kernel/Scheduler übergibt CPU an anderen Prozess </text:p>
      <text:p text:style-name="P8">→ Später, wenn Pufffer gefüllt, löst Device Interrupt aus</text:p>
      <text:p text:style-name="P8">Interruptservice-Routine liest den Puffer und hält die Daten im Kernelspace</text:p>
      <text:p text:style-name="P8">und ruft 'wakeup' und setzt den Prozess ablaufbereit.</text:p>
      <text:p text:style-name="P8">Return from Interrupt beendet diesen Einschub</text:p>
      <text:p text:style-name="P8">.</text:p>
      <text:p text:style-name="P8">.</text:p>
      <text:p text:style-name="P8">.</text:p>
      <text:p text:style-name="P8">Scheduler setzt Prozess 1 laufend und read wird beendet.</text:p>
      <text:p text:style-name="P8"/>
      <text:p text:style-name="P8">b) Falls read-Aufforderung einer Daten-Datei galt</text:p>
      <text:p text:style-name="P8">→ relative Blocknummer → physikalische Blocknummer → Puffer-Cache</text:p>
      <text:p text:style-name="P8">falls hit → sofortige Bedienung, weiter ohne Prozesswechsel</text:p>
      <text:p text:style-name="P8">falls miss → Interaktion mit Gerät nötig</text:p>
      <text:p text:style-name="P8"><text:tab/><text:tab/>sleep/wakeup im Blockpuffersystem (Kernel)</text:p>
      <text:p text:style-name="P8">Blocktreiber E/A-Routine kopiert Blöcke von Platte in Pufferstruktur</text:p>
      <text:p text:style-name="P8"/>
      <text:p text:style-name="P8">KW 45</text:p>
      <text:p text:style-name="P8"/>
      <text:p text:style-name="P8">Blocknummer an Blockgerätetreiber</text:p>
      <text:p text:style-name="P8">Kernel: sleep() an Prozess </text:p>
      <text:p text:style-name="P8">.</text:p>
      <text:p text:style-name="P8">.</text:p>
      <text:p text:style-name="P8">.</text:p>
      <text:p text:style-name="P8"><text:soft-page-break/>Block im Puffer-Cache</text:p>
      <text:p text:style-name="P8">Kernel: wakeup() an den Prozess </text:p>
      <text:p text:style-name="P8">.</text:p>
      <text:p text:style-name="P8">.</text:p>
      <text:p text:style-name="P8">.</text:p>
      <text:p text:style-name="P8">Prozess wieder laufend, dann hat der einen 'Blockgerätezugriff' gemacht</text:p>
      <text:p text:style-name="P8"/>
      <text:p text:style-name="P8"/>
      <text:p text:style-name="P8">Übersicht über Device-Treiber</text:p>
      <text:p text:style-name="P8">(monolithischer Kernel)</text:p>
      <text:p text:style-name="P8">Treiberroutinen/Struktur von Zeichen-/Blockgerätetreibern/Treiberkontext u. Ausführung</text:p>
      <text:list xml:id="list1846648246" text:style-name="L15">
        <text:list-item>
          <text:list>
            <text:list-item>
              <text:p text:style-name="P24">Treiberroutinen (Treibereinsprungpunkte)</text:p>
            </text:list-item>
          </text:list>
        </text:list-item>
      </text:list>
      <text:p text:style-name="P8"><text:tab/>standardisierter Satz von Funktionen</text:p>
      <text:p text:style-name="P8"><text:tab/>Systemkonfiguration: /etc/master enthält einen Eintrag pro Treiber </text:p>
      <text:p text:style-name="P8"><text:tab/>Format für Namen:<text:tab/>Treiberpräfix_<text:span text:style-name="T2">Treiber-Aktion</text:span></text:p>
      <text:p text:style-name="P25"><text:tab/><text:tab/><text:tab/><text:tab/><text:tab/><text:tab/>pq_init()</text:p>
      <text:p text:style-name="P25"/>
      <text:p text:style-name="P25"><text:tab/>xx_init<text:tab/><text:tab/><text:tab/>xx_intr<text:tab/>Interruptserviceroutine</text:p>
      <text:p text:style-name="P25"><text:tab/>xx_open<text:tab/><text:tab/><text:tab/>xx_ioctrl<text:tab/>Steuerroutine für Zeichengeräte </text:p>
      <text:p text:style-name="P25"><text:tab/>xx_close<text:tab/><text:tab/><text:tab/>(xx_select<text:tab/>Kanalmultiplex)</text:p>
      <text:p text:style-name="P25"><text:tab/>xx_read<text:tab/>– Für Zeichengerät</text:p>
      <text:p text:style-name="P25"><text:tab/>xx_write<text:tab/>– Für Zeichengerät</text:p>
      <text:p text:style-name="P25"><text:tab/>xx_strategy<text:tab/>– Lesen/Schreiben für Blockgeräte </text:p>
      <text:p text:style-name="P25"/>
      <text:p text:style-name="P25">xx_init<text:tab/>Initialisierung</text:p>
      <text:list xml:id="list1452009097" text:style-name="L16">
        <text:list-item>
          <text:list>
            <text:list-item>
              <text:list>
                <text:list-item>
                  <text:p text:style-name="P26">löscht Flags und Zähler</text:p>
                </text:list-item>
                <text:list-item>
                  <text:p text:style-name="P26">weist Ressourcen zu</text:p>
                </text:list-item>
                <text:list-item>
                  <text:p text:style-name="P26">prüft, ob Gerät angeschlossen</text:p>
                </text:list-item>
              </text:list>
            </text:list-item>
          </text:list>
        </text:list-item>
      </text:list>
      <text:p text:style-name="P25"><text:tab/><text:tab/>Ein Treiber kann mehrere Geräte verwalten</text:p>
      <text:p text:style-name="P25"><text:tab/><text:tab/><text:tab/>Controller-Zähler</text:p>
      <text:p text:style-name="P25"><text:tab/><text:tab/><text:tab/>Device-Zähler</text:p>
      <text:p text:style-name="P25"><text:tab/><text:tab/><text:tab/>Busadresssen von Controllern</text:p>
      <text:p text:style-name="P25"><text:tab/><text:tab/><text:tab/>Interrupts korrekt abbildbar?</text:p>
      <text:p text:style-name="P25"><text:tab/><text:tab/><text:tab/>Falls ein Controller nicht antwortet:</text:p>
      <text:p text:style-name="P25"><text:tab/><text:tab/><text:tab/>Basisadresse auf Null</text:p>
      <text:p text:style-name="P25"><text:tab/><text:tab/><text:tab/><text:tab/>'Datenbus_Unterbrechung'</text:p>
      <text:p text:style-name="P25"><text:tab/><text:tab/><text:tab/><text:tab/>vermeidet man sinnloses Polling</text:p>
      <text:p text:style-name="P25"><text:tab/><text:tab/><text:tab/><text:tab/>bei mehrfach verwendeten Interrupts</text:p>
      <text:list xml:id="list585529634" text:style-name="L17">
        <text:list-item>
          <text:p text:style-name="P27">Initialisierungskommandos</text:p>
        </text:list-item>
      </text:list>
      <text:p text:style-name="P25"/>
      <text:p text:style-name="P25">xx_open / xx_close</text:p>
      <text:p text:style-name="P25"><text:tab/>Routinen nicht zwingend</text:p>
      <text:p text:style-name="P25"><text:tab/>xx_open ist Folge des open-Systemaufrufs</text:p>
      <text:list xml:id="list1601771097" text:style-name="L18">
        <text:list-item>
          <text:list>
            <text:list-item>
              <text:list>
                <text:list-item>
                  <text:p text:style-name="P28"><text:soft-page-break/>Vorbereitung des Gerätes</text:p>
                </text:list-item>
              </text:list>
            </text:list-item>
          </text:list>
        </text:list-item>
      </text:list>
      <text:p text:style-name="P25"><text:tab/><text:tab/>Drucker: Seitenvorschub</text:p>
      <text:p text:style-name="P25"><text:tab/><text:tab/>Band: zurückspulen</text:p>
      <text:list xml:id="list649270192" text:style-name="L19">
        <text:list-item>
          <text:p text:style-name="P29">Sicherung des exklusiven Zugriffs/Verweiszählung?</text:p>
        </text:list-item>
      </text:list>
      <text:p text:style-name="P25"/>
      <text:p text:style-name="P25">xx_close wenn letzter Prozess, der Gerät offen hatte, close aufruft.</text:p>
      <text:p text:style-name="P25"/>
      <text:p text:style-name="P25">xx_open für Blocktreiber</text:p>
      <text:list xml:id="list2098931791" text:style-name="L20">
        <text:list-item>
          <text:list>
            <text:list-item>
              <text:p text:style-name="P30">z.B. für Mehrtypentreiber mit direktem Blockzugriff</text:p>
            </text:list-item>
            <text:list-item>
              <text:p text:style-name="P30">typisch, wenn das Gerät gemounted wird.</text:p>
            </text:list-item>
          </text:list>
        </text:list-item>
      </text:list>
      <text:p text:style-name="P25">Keinesfalls für einen Datenzugriff!</text:p>
      <text:p text:style-name="P25"/>
      <text:p text:style-name="P25">xx_read / xx_write</text:p>
      <text:list xml:id="list563637955" text:style-name="L21">
        <text:list-item>
          <text:p text:style-name="P31">Lesen und Schreiben des zeichenorientierten Treibers</text:p>
        </text:list-item>
      </text:list>
      <text:p text:style-name="P25"><text:tab/>folgt auf Lesen/Schreiben – Systemaufrufe eines Benutzerprozesses,</text:p>
      <text:p text:style-name="P25"><text:tab/>die einer Spezialdatei gewidmet sind: read() / write()</text:p>
      <text:list xml:id="list1391003057" text:style-name="L22">
        <text:list-item>
          <text:p text:style-name="P32">Aufruf vom aktuellen Benutzerprozess</text:p>
        </text:list-item>
      </text:list>
      <text:p text:style-name="P25"><text:tab/>Alle Informationen für die E/A-Anforderung kommen aus der u-Struktur</text:p>
      <text:list xml:id="list1191590218" text:style-name="L23">
        <text:list-item>
          <text:p text:style-name="P33">Bei exklusivem Zugriff und blockierendem Treiber verwendet man <text:tab/><text:tab/><text:tab/>Warteschlangen</text:p>
        </text:list-item>
      </text:list>
      <text:p text:style-name="P25"/>
      <text:p text:style-name="P25">xx_strategy</text:p>
      <text:p text:style-name="P25"><text:tab/>Lesen und Schreiben des blockorientierten Treibers</text:p>
      <text:list xml:id="list1236455194" text:style-name="L24">
        <text:list-item>
          <text:list>
            <text:list-item>
              <text:p text:style-name="P34">wird nicht vom aktuellen Prozess sondern immer vom Kernel aufgerufen</text:p>
            </text:list-item>
            <text:list-item>
              <text:p text:style-name="P34">Es werden Datenblöcke zum und vom Blockpuffercache gelesen oder <text:tab/>geschrieben</text:p>
            </text:list-item>
            <text:list-item>
              <text:p text:style-name="P34">Da kein Bezug zum aktuellen Prozess besteht, wird u von strategy nicht verwendet </text:p>
            </text:list-item>
            <text:list-item>
              <text:p text:style-name="P34">optimierte Blockzugriffe mittels Warteschlange </text:p>
            </text:list-item>
            <text:list-item>
              <text:p text:style-name="P34">Die Device-Aktivität wird durch</text:p>
              <text:list>
                <text:list-item>
                  <text:list>
                    <text:list-header>
                      <text:p text:style-name="P34"><text:s/><text:tab/><text:tab/>- Strategy ausgelöst und später dann</text:p>
                      <text:list>
                        <text:list-header>
                          <text:p text:style-name="P34"><text:s/><text:tab/><text:tab/>- durch xx_intr des Treibers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</text:list>
      <text:list xml:id="list1466580157" text:style-name="L25">
        <text:list-item>
          <text:p text:style-name="P35">Nach Abschluss der Aktion werden die Pufferstrukturen an den Kern zurückgegeben</text:p>
        </text:list-item>
      </text:list>
      <text:p text:style-name="P25"/>
      <text:p text:style-name="P25">!strategy darf nicht sleep rufen!</text:p>
      <text:list xml:id="list1999844379" text:continue-list="list1236455194" text:style-name="L2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4"/>
                          <text:p text:style-name="P34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Beachten: Dualismus von strategy und interrupt </text:p>
      <text:p text:style-name="P25"/>
      <text:p text:style-name="P25"/>
      <text:p text:style-name="P42">xx_intr<text:tab/>Interrupt-Service-Routine</text:p>
      <text:list xml:id="list1460658374" text:style-name="L26">
        <text:list-item>
          <text:p text:style-name="P36">handhaben Hardware-Geräte-Interrupts</text:p>
        </text:list-item>
        <text:list-item>
          <text:p text:style-name="P36">bei Zeichengeräten 'Benachrichtigung' der angeschlossenen Prozesse über <text:tab/><text:tab/>den Abschluss der Datenübertragung</text:p>
        </text:list-item>
      </text:list>
      <text:p text:style-name="P25"><text:tab/>ruft intr 'wakeup'</text:p>
      <text:p text:style-name="P25">Arten abhängig von Hardwareunterstützung</text:p>
      <text:p text:style-name="P25">*<text:tab/>Polling (bei zeigerlosen/vektorlosen Interrupts erfolgt eine zyklische <text:tab/>Abfrage mittels Polling-Routine, <text:s/>die dann in die ISRs verzweigt z.B. <text:tab/>VME-Bus, (PC-ISA), PCI</text:p>
      <text:p text:style-name="P25"><text:tab/>Informationen dazu in Systemkonfigurationsdatei, z.B. Reihenfolge des <text:tab/>Eintrags bestimmt Reihenfolge des Abfragens</text:p>
      <text:p text:style-name="P25"/>
      <text:p text:style-name="P25">*<text:tab/>Vektor-Interrupts</text:p>
      <text:p text:style-name="P25"><text:tab/>(Multibus, ISA, PCI)</text:p>
      <text:p text:style-name="P25"><text:tab/>Gerätevektor wird expandiert und zeigt auf die Startadresse in einer <text:tab/>Vektortabelle</text:p>
      <text:p text:style-name="P25"><text:tab/>Hardware-Unterstützung erforderlich</text:p>
      <text:p text:style-name="P25"><text:tab/><text:tab/>beim Gerät: Vektoren senden</text:p>
      <text:p text:style-name="P25"><text:tab/><text:tab/>evtl. programmierbar Interruptcontroller, der 'dumme' Geräte <text:tab/><text:tab/><text:tab/>kapselt</text:p>
      <text:p text:style-name="P25"><text:tab/><text:tab/>bei CPU, die Vektoren empfangen und Operationen in der <text:tab/><text:tab/><text:tab/>Interrupt-Vektor-Tabelle vornimmt.</text:p>
      <text:p text:style-name="P25"/>
      <text:p text:style-name="P25">Interrupt-Service-Routinen</text:p>
      <text:p text:style-name="P25">.</text:p>
      <text:p text:style-name="P25">.</text:p>
      <text:p text:style-name="P25">.</text:p>
      <text:p text:style-name="P25">Aktionen</text:p>
      <text:p text:style-name="P25"/>
      <text:list xml:id="list2092363957" text:style-name="L27">
        <text:list-item>
          <text:p text:style-name="P37">bei einem Zeichengerätetreiber</text:p>
        </text:list-item>
      </text:list>
      <text:p text:style-name="P25"><text:tab/>wakeup, um Prozess nach dem slup(?) des read- oder write-Aufrufs <text:tab/>wieder automatisch ablaufbereit zu machen</text:p>
      <text:list xml:id="list276208791" text:style-name="L28">
        <text:list-item>
          <text:p text:style-name="P38">bei Blockgerätetreiber</text:p>
        </text:list-item>
      </text:list>
      <text:p text:style-name="P25"><text:tab/>iodone-Aufruf</text:p>
      <text:p text:style-name="P25"><text:tab/>Dieser macht Puffer-Strukturen frei und triggert die folgende <text:tab/>Anforderung an der Warteschlange von xx_strategy.</text:p>
      <text:p text:style-name="P25"/>
      <text:p text:style-name="P25">ISR-Kontext (ISR == Interrupt-Service-Routine)</text:p>
      <text:list xml:id="list758139318" text:style-name="L29">
        <text:list-item>
          <text:list>
            <text:list-item>
              <text:p text:style-name="P39">Keine Beziehung zm aktuellen Prozess (der rufende Prozess wurde <text:tab/>blockiert)</text:p>
            </text:list-item>
            <text:list-item>
              <text:p text:style-name="P39">Kein Lesen/Schreiben in u-Struktur</text:p>
            </text:list-item>
            <text:list-item>
              <text:p text:style-name="P39">ruft niemals sleep</text:p>
            </text:list-item>
            <text:list-item>
              <text:p text:style-name="P39">logisch endet eine ISR mit einer Rückkehr zum 'Rufer'/Auslöser dieser <text:tab/>Aktion</text:p>
            </text:list-item>
          </text:list>
        </text:list-item>
      </text:list>
      <text:p text:style-name="P25"><text:soft-page-break/>xx_ioctl<text:tab/><text:tab/>Spezial-Funktions-Routine für Zeichengerätetreiber</text:p>
      <text:list xml:id="list1756066107" text:style-name="L30">
        <text:list-item>
          <text:list>
            <text:list-item>
              <text:p text:style-name="P40">Operationen, die verschieden sind von read/write</text:p>
            </text:list-item>
            <text:list-item>
              <text:p text:style-name="P40">Frage (?) des ioctl-Benutzeraufrufs</text:p>
            </text:list-item>
            <text:list-item>
              <text:p text:style-name="P40">hat eine eigene Argumentstruktur und keinen Bezug zu u</text:p>
            </text:list-item>
          </text:list>
        </text:list-item>
      </text:list>
      <text:p text:style-name="P25"/>
      <text:p text:style-name="P25"/>
      <text:p text:style-name="P25">xx_seleect<text:tab/><text:tab/>Auswahlroutine</text:p>
      <text:list xml:id="list161632912" text:style-name="L31">
        <text:list-item>
          <text:list>
            <text:list-item>
              <text:p text:style-name="P41">Synchrones E/A-Multiplexen</text:p>
            </text:list-item>
          </text:list>
        </text:list-item>
      </text:list>
      <text:p text:style-name="P25"/>
      <text:p text:style-name="P25"/>
      <text:p text:style-name="P25"/>
      <text:p text:style-name="P25"/>
      <text:p text:style-name="P25">Die Struktur von zeichen- und blockorientierten Treibern</text:p>
      <text:p text:style-name="P25"/>
      <text:p text:style-name="P25">Festlegung der Einsprungpunkte</text:p>
      <text:p text:style-name="P25"/>
      <text:p text:style-name="P25"><text:tab/><text:tab/>Zeichengeräte<text:tab/><text:tab/><text:tab/><text:tab/>Blockgeräte</text:p>
      <text:p text:style-name="P25"/>
      <text:p text:style-name="P25"><text:tab/><text:tab/>read</text:p>
      <text:p text:style-name="P25"><text:tab/><text:tab/>write<text:tab/><text:tab/><text:tab/><text:tab/><text:tab/><text:tab/>strategy</text:p>
      <text:p text:style-name="P25"><text:tab/><text:tab/><text:tab/><text:tab/><text:tab/>interrupt </text:p>
      <text:p text:style-name="P25"><text:tab/><text:tab/>ioctl</text:p>
      <text:p text:style-name="P25"><text:tab/><text:tab/><text:tab/><text:tab/><text:tab/>init<text:tab/></text:p>
      <text:p text:style-name="P25"><text:tab/><text:tab/><text:tab/><text:tab/><text:tab/>open</text:p>
      <text:p text:style-name="P25"><text:tab/><text:tab/><text:tab/><text:tab/><text:tab/>close</text:p>
      <text:p text:style-name="P25"/>
      <text:p text:style-name="P25"><text:tab/>select</text:p>
      <text:p text:style-name="P25"/>
      <text:p text:style-name="P25">Mehrtypentreiber</text:p>
      <text:p text:style-name="P25">Bei einem Gerät sind sowohl Block- als auch Raw-E/A möglich.</text:p>
      <text:p text:style-name="P25">a) Zwei Betrachtungsweisen für ein Gerät → 2 höherwertige Gerätenummern</text:p>
      <text:p text:style-name="P25">b) Ein Gerät mit dualen Einsprungpunkten → Kernel muss die Funktionen mit </text:p>
      <text:p text:style-name="P25"><text:tab/>seinen Schaltertabellen verteilen</text:p>
      <text:p text:style-name="P25"/>
      <text:p text:style-name="P25">Kontext der Treiberausführung</text:p>
      <text:p text:style-name="P25">„obere Hälfte der Treiberroutinen“<text:tab/><text:tab/>„untere Hälfte der Treiberroutinen“</text:p>
      <text:p text:style-name="P25">(top half)<text:tab/><text:tab/><text:tab/><text:tab/><text:tab/><text:tab/>(bottom half)</text:p>
      <text:p text:style-name="P25">User-Struktur ist u-Struktur<text:tab/><text:tab/><text:tab/>Anderer Prozess hat u-Struktur</text:p>
      <text:p text:style-name="P25"/>
      <text:p text:style-name="P25">read<text:tab/><text:tab/><text:tab/><text:tab/><text:tab/><text:tab/><text:tab/>strategy</text:p>
      <text:p text:style-name="P25">write<text:tab/><text:tab/><text:tab/><text:tab/><text:tab/><text:tab/><text:tab/>interrupt </text:p>
      <text:p text:style-name="P25">ioctl</text:p>
      <text:p text:style-name="P25"/>
      <text:p text:style-name="P25"/>
      <text:p text:style-name="P25"><text:soft-page-break/>Blockgeräte<text:tab/><text:tab/>Symbiose von strategy und interrupt </text:p>
      <text:p text:style-name="P25"/>
      <text:p text:style-name="P9">'Start-Routine'</text:p>
      <text:p text:style-name="P25">Isolation des gerätespezifischen Codes und Kapselung in einer einzigen Routine</text:p>
      <text:p text:style-name="P25">Zwei Einsprungpunkte</text:p>
      <text:p text:style-name="P25"><text:tab/>Software: strategy</text:p>
      <text:p text:style-name="P25"><text:tab/>Hardware: interrupt </text:p>
      <text:p text:style-name="P25"/>
      <text:p text:style-name="P25">[Zeichnung Dateisystem]</text:p>
      <text:p text:style-name="P25"/>
      <text:p text:style-name="P25">Die Verwendung von Datenstrukturen</text:p>
      <text:p text:style-name="P25"/>
      <text:p text:style-name="P25">Problem: </text:p>
      <text:p text:style-name="P25">Nur die top half-Routinen haben direkte Beziehung zum rufenden Prozess </text:p>
      <text:p text:style-name="P25">Interrupt ist 'bottom half' und hat keinen direkten Bezug</text:p>
      <text:p text:style-name="P25"/>
      <text:p text:style-name="P25">Bei bottom half besteht die Aufgabe, Daten in die entfernte user-Struktur zu kopieren</text:p>
      <text:p text:style-name="P25">→ spezielle Kernelroutinen, die dies erledigen</text:p>
      <text:p text:style-name="P25">z.B. festen Speicher des Betriebssystems (nicht auslagerbar!)</text:p>
      <text:p text:style-name="P25">wme mall</text:p>
      <text:p text:style-name="P25">Transfer über festen Puffer </text:p>
      <text:p text:style-name="P25"/>
      <text:p text:style-name="P25"/>
      <text:p text:style-name="P25">Synchronisierung der Treiberausführung</text:p>
      <text:p text:style-name="P25"><text:tab/>sleep/wakeup</text:p>
      <text:p text:style-name="P25"><text:tab/>Interrupt-Prioritäten/Schachtelung von Interrupts</text:p>
      <text:p text:style-name="P25">Interrupt-Prioritäten</text:p>
      <text:p text:style-name="P25"><text:tab/>Ziele: <text:tab/>Unterbrechung niedrig priorisierter Interrupts erlaubt,</text:p>
      <text:p text:style-name="P25"><text:tab/><text:tab/><text:tab/>wenn ja, kann man es dynamisch steuern.</text:p>
      <text:p text:style-name="P25"><text:tab/><text:tab/>z.B. NT – <text:s/>dynamisches Herunterstufen ('pending interrupts')</text:p>
      <text:p text:style-name="P25"><text:tab/><text:tab/>z.B. Sun OS – dynamisches Anheben von Interrupt-Prioritäten</text:p>
      <text:p text:style-name="P25"><text:tab/><text:tab/>z.B. Intel – maskieren von Interrupts</text:p>
      <text:p text:style-name="P25"><text:tab/><text:tab/>z.B. Linux – 'schnelle' und 'langsame' Interrupts</text:p>
      <text:p text:style-name="P25"><text:tab/><text:tab/>nicht unterbrechbar<text:tab/><text:tab/>Schachtelung erlaubt</text:p>
      <text:p text:style-name="P25"/>
      <text:p text:style-name="P25">sleep/wakeup</text:p>
      <text:p text:style-name="P25"><text:tab/>Signale (Kernelfunktionen) von Treibern aufgerufen</text:p>
      <text:p text:style-name="P25"><text:tab/>Blockieren Prozesse und schließen sie von der Bearbeitung durch die <text:tab/>CPU aus</text:p>
      <text:p text:style-name="P25"><text:tab/>Vermeiden von 'aktivem Warten'</text:p>
      <text:p text:style-name="P25"/>
      <text:p text:style-name="P25"/>
      <text:p text:style-name="P44"/>
      <text:p text:style-name="P45">KW 46</text:p>
      <text:p text:style-name="P44"><text:tab/>[nachholen]</text:p>
      <text:p text:style-name="P44"/>
      <text:p text:style-name="P44">KW47</text:p>
      <text:p text:style-name="P44"/>
      <text:p text:style-name="P44">3. E/A-Hardware</text:p>
      <text:p text:style-name="P44">3.1 Bussysteme</text:p>
      <text:p text:style-name="P44"/>
      <text:list xml:id="list2077993764" text:style-name="L32">
        <text:list-item>
          <text:p text:style-name="P47">Speicherbus (North Bridge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7"><text:s/><text:tab/>proprietary memory interconnect bus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6"><text:tab/>lokalbus</text:p>
      <text:p text:style-name="P46"><text:tab/>CPU,Speicher, Fließkommaprozessor, Busbrücken zu den E/A-Systemen</text:p>
      <text:p text:style-name="P46"/>
      <text:list xml:id="list1230585893" text:style-name="L33">
        <text:list-item>
          <text:p text:style-name="P48">E/A-Bus</text:p>
        </text:list-item>
      </text:list>
      <text:p text:style-name="P46"><text:tab/>Prototypen: Multibus + VME Bus </text:p>
      <text:p text:style-name="P46"><text:tab/>Standard:<text:tab/>PCI-Bus</text:p>
      <text:p text:style-name="P46"><text:tab/>Busse sind oftmals mehrfach vorhanden</text:p>
      <text:p text:style-name="P46"><text:tab/><text:tab/>technischer Engpass: Übertragungsrate, Leitungslänge</text:p>
      <text:p text:style-name="P46"><text:tab/><text:tab/>von logischen Signalen auf Bussystemen: &lt;= 66MHz</text:p>
      <text:p text:style-name="P46"><text:tab/><text:tab/>→ technische Verbindung seriell Punkt zu Punkt</text:p>
      <text:p text:style-name="P46"><text:tab/><text:tab/>logisch funktional ist PCI parallel und seriell äquivalent!</text:p>
      <text:p text:style-name="P46"/>
      <text:list xml:id="list59626829" text:style-name="L34">
        <text:list-item>
          <text:p text:style-name="P49">Multibus IEEE796 Modell I8086</text:p>
        </text:list-item>
      </text:list>
      <text:p text:style-name="P46"><text:tab/><text:tab/>Intel-Prototyp: getrennte Adressbereiche für Speicher und I/O, <text:tab/><text:tab/><text:tab/>Vektorinterrupts INT, DMA durch Busarbitrierung -</text:p>
      <text:p text:style-name="P46"><text:tab/><text:tab/>Synonym: ISA-Bus für Industrie Standard</text:p>
      <text:p text:style-name="P46"><text:tab/>Features:</text:p>
      <text:p text:style-name="P46"><text:tab/><text:tab/>24A, 16D, 8 Interrupts priorisierbar, vektorisiert</text:p>
      <text:p text:style-name="P46"><text:tab/><text:tab/>(Interrupt-Controller) getrennte Adressräume für Memory</text:p>
      <text:p text:style-name="P46"><text:tab/><text:tab/>und I/O (2²⁴ Mem, 2¹⁶ I/O [2⁸ I/O])</text:p>
      <text:p text:style-name="P46"><text:tab/><text:tab/>→ 8-Bit Devices belegen 256 Adressen</text:p>
      <text:p text:style-name="P46"><text:tab/><text:tab/>→ 16-Bit Devices dürfen nicht Adressen verwenden, deren <text:tab/><text:tab/><text:tab/>niederwertige 8 Bits von 8-Bit-Dev. belegt sind!</text:p>
      <text:p text:style-name="P46"/>
      <text:list xml:id="list594811897" text:style-name="L35">
        <text:list-item>
          <text:p text:style-name="P50">VME-Bus IEEE P1014/D1.2 (IEC821)</text:p>
        </text:list-item>
      </text:list>
      <text:p text:style-name="P46"><text:tab/><text:tab/>Modell Motorola 68xxx-CPUs</text:p>
      <text:p text:style-name="P46"><text:tab/><text:tab/>16, 24, 32 – Adressbits</text:p>
      <text:p text:style-name="P46"><text:tab/><text:tab/>16, 32<text:tab/><text:tab/>Datenbits</text:p>
      <text:p text:style-name="P46"><text:tab/><text:tab/>keine Unterscheidung in Mem und I/O</text:p>
      <text:p text:style-name="P46"><text:tab/><text:tab/>(memory mapped I/O)</text:p>
      <text:p text:style-name="P46"><text:tab/><text:tab/>'Mehradressbereiche'</text:p>
      <text:p text:style-name="P46"><text:tab/><text:tab/>z.B. 16-Bit Device-System im 16-Bit-Bereich</text:p>
      <text:p text:style-name="P46"><text:tab/><text:tab/>vermeidet Adressierungsprobleme von Multibus</text:p>
      <text:p text:style-name="P46"><text:tab/><text:tab/>6 Interrupts, priorisierbar, maskierbar, vektorisierbar</text:p>
      <text:p text:style-name="P46"><text:soft-page-break/></text:p>
      <text:list xml:id="list324493656" text:style-name="L36">
        <text:list-item>
          <text:p text:style-name="P51">PCI Bussystem</text:p>
        </text:list-item>
      </text:list>
      <text:p text:style-name="P46"><text:tab/>(Anwendungsumgebungen: IA32, Alpha, Power PC, Sparc64, IA64)</text:p>
      <text:p text:style-name="P46"><text:tab/>256 Busse, 32 Geräte, 8 Funktionen → 16-Bit-Schlüssel</text:p>
      <text:p text:style-name="P46"><text:tab/>Parallel-Architektur: 25...33 MHz (66) max 4 Steckplätze pro Bus</text:p>
      <text:p text:style-name="P46"><text:tab/>Datenbus 32 Bit ( 64 Bit spezifiziert)</text:p>
      <text:p text:style-name="P46"><text:tab/>Multiplex 32 Bit I/O-Adressen 32 (64) Bit Speicheradressen</text:p>
      <text:p text:style-name="P46"><text:tab/>4 gemeinsam verwendbare Interrupts, die pro Steckplatz separat mit dem <text:tab/>PIC (EPIC) Programmierbaren Int.-Controller verbunden sind. <text:tab/>Verbindungen zwischen PIC und CPU sind verschieden</text:p>
      <text:p text:style-name="P46"><text:tab/>Memory mapped I/O und dediziertes I/O sind unterstützt</text:p>
      <text:p text:style-name="P46"/>
      <text:p text:style-name="P46"><text:tab/>NEU: Konfigurationsadressraum</text:p>
      <text:p text:style-name="P46"><text:tab/><text:tab/>256 Bytes pro Gerätefunktion</text:p>
      <text:p text:style-name="P46"><text:tab/><text:tab/>'geographische adressiert'</text:p>
      <text:p text:style-name="P46"><text:tab/><text:tab/>pro Steckplatz, pro Gerät, pro Funktion individuelle Adressen für <text:tab/><text:tab/>einen konfliktfreien Zugriff eines Konfigurationsmanagers.</text:p>
      <text:p text:style-name="P46"><text:tab/><text:tab/>Nach dem Hochfahren des Systems (POST) finden sich in den <text:tab/><text:tab/><text:tab/>Konfigurationsregistern Informationen über die Benutzung von <text:tab/><text:tab/>Speicher, I/O und Interrupts.</text:p>
      <text:p text:style-name="P46"><text:tab/><text:tab/>(LINUX: struct pci-dev<text:tab/><text:tab/>in linux/pci.h</text:p>
      <text:p text:style-name="P46"><text:tab/><text:tab/>Funktionen: <text:tab/>int<text:tab/>pci_read_config_byte()</text:p>
      <text:p text:style-name="P44"><text:tab/><text:tab/><text:tab/><text:tab/><text:tab/><text:tab/><text:tab/><text:tab/>:</text:p>
      <text:p text:style-name="P44"><text:tab/><text:tab/><text:tab/><text:tab/><text:tab/><text:tab/><text:tab/><text:tab/>:</text:p>
      <text:p text:style-name="P46"><text:tab/><text:tab/><text:tab/><text:tab/><text:tab/>int<text:tab/>pci_write_config_dword()</text:p>
      <text:p text:style-name="P46"><text:tab/><text:tab/>)</text:p>
      <text:p text:style-name="P46"><text:tab/><text:tab/></text:p>
      <text:p text:style-name="P46"><text:tab/>PCI-Geräte und Bus-Ressourcen</text:p>
      <text:p text:style-name="P46"><text:tab/>pro Gerät max. 6 Adress-Regionen (Speicher als auch I/O)</text:p>
      <text:p text:style-name="P46"><text:tab/><text:tab/><text:tab/>(32 Bit oder 64 Bit)</text:p>
      <text:p text:style-name="P46"><text:tab/>PCI-Geräte können Register in den Speicherbereich abbilden,</text:p>
      <text:p text:style-name="P46"><text:tab/><text:tab/>d.h. Über MERQ ansprechen lassen</text:p>
      <text:p text:style-name="P46"><text:tab/><text:tab/>Ein spezielles Bit signalisiert, ob (das Register) der Berecih <text:tab/><text:tab/><text:tab/>gecached werden kann.</text:p>
      <text:p text:style-name="P46"><text:tab/><text:tab/><text:tab/>Memory_is_prefetchable_Bit</text:p>
      <text:p text:style-name="P46"/>
      <text:p text:style-name="P46"><text:tab/>Regionen sind 2^n Bytes groß und an Zweierpotenzen ausgerichtet</text:p>
      <text:p text:style-name="P46"><text:tab/><text:tab/>I/O-Regionen sind minimal 8 Bytes (n =&gt; 3)</text:p>
      <text:p text:style-name="P46"><text:tab/><text:tab/>Mem-Regionen min. 16 Bytes (n =&gt; 4)</text:p>
      <text:p text:style-name="P46"/>
      <text:p text:style-name="P46"><text:tab/>x86 Macke von HW-Herstellern</text:p>
      <text:p text:style-name="P46"><text:tab/>I/O Basis-Adressregister sind nur 16 Bit groß und nicht 32 Bit</text:p>
      <text:p text:style-name="P46"><text:tab/>Linux-Kernel ignorieren auf allen Plattformen die höherwertigen 16 I/O-<text:tab/>Bits</text:p>
      <text:p text:style-name="P46"/>
      <text:p text:style-name="P46"><text:soft-page-break/><text:tab/>PCI-Interrupts</text:p>
      <text:p text:style-name="P46"><text:tab/>256 Vektoren, automatisch abgebildet und im Konfigurationsbyte <text:tab/>auslesbar.</text:p>
      <text:p text:style-name="P46"><text:tab/>Mehrfach verwendbar → Skip-Ketten zur Abfrage.</text:p>
      <text:p text:style-name="P46"/>
      <text:p text:style-name="P46">Prozessor-Peripherie-Zugriffsarten</text:p>
      <text:p text:style-name="P46">CPU-Zugriff auf Devices</text:p>
      <text:list xml:id="list420405353" text:style-name="L37">
        <text:list-item>
          <text:p text:style-name="P52">'Adapterbereich'</text:p>
        </text:list-item>
      </text:list>
      <text:p text:style-name="P46"><text:tab/>ein Speicherberech im Mem-Adressbereich reserviert für schreib-lese-<text:tab/>Speicher von Peripheriegeräten.</text:p>
      <text:p text:style-name="P46"><text:tab/>z.B. Grafik-Speicher, Netzwerkpuffer</text:p>
      <text:p text:style-name="P46"><text:tab/>z.B. in Form von dual-ported Speicher</text:p>
      <text:list xml:id="list1117244965" text:style-name="L38">
        <text:list-item>
          <text:p text:style-name="P53">I/O-Bereiche (System E/A-Bereiche)</text:p>
        </text:list-item>
      </text:list>
      <text:p text:style-name="P46"><text:tab/>CPU-Zugriffe auf Register der Peripherie.</text:p>
      <text:p text:style-name="P46"><text:tab/>Benutzerprozesse können nicht direkt darauf zugreifen:</text:p>
      <text:p text:style-name="P46"><text:tab/><text:tab/>IN/OUT<text:tab/>→<text:tab/>Exception → Kernel <text:tab/>→ Prozess sigkill</text:p>
      <text:p text:style-name="P46"><text:tab/><text:tab/>MOV<text:tab/><text:tab/>→<text:tab/>Benutzeradressraum<text:tab/>→ keine Hardware</text:p>
      <text:p text:style-name="P46"/>
      <text:p text:style-name="P46">Zugriff nur im Kernel-Mode → nur Treiber </text:p>
      <text:p text:style-name="P46"/>
      <text:p text:style-name="P46">Umgekehrt:</text:p>
      <text:p text:style-name="P46">Device-Zugriffe auf den Systemspeicher</text:p>
      <text:p text:style-name="P46">DMA-fähige Devices (Busmaster-DMA)</text:p>
      <text:p text:style-name="P46">Busmaster übernimmt den Systembus und gibt Adressen in diesem Bus aus (limitiert durch die größeren der Adressbereiche, z.B. 16,24,32 Bit)</text:p>
      <text:p text:style-name="P46">Adressproblem CPU-Adressraum mit 32+ Adressen muss bedient werden</text:p>
      <text:p text:style-name="P46">Ausgabe in ein 'Fenster' des CPU-Adressraums, welches von der Busbrücke adressiert werden kann</text:p>
      <text:p text:style-name="P46">→ Übersetzung durch Busadapter</text:p>
      <text:p text:style-name="P46">→ Unmittelbare Abbildung selten möglich</text:p>
      <text:p text:style-name="P46">→ Problem der Adressierbarkeit, evtl. DMA nicth im gesamten Kernelbereich möglich</text:p>
      <text:p text:style-name="P46"/>
      <text:p text:style-name="P46">Interrupt-Konzepte</text:p>
      <text:p text:style-name="P46">(Intel/Zilog)</text:p>
      <text:p text:style-name="P46"><text:tab/>priorisiert, maskiert, vektorisiert</text:p>
      <text:p text:style-name="P46">zum Vergleich: Motorola 68xxx </text:p>
      <text:p text:style-name="P46"><text:tab/>Ursachen: <text:tab/>Intern:<text:tab/>Befehle</text:p>
      <text:p text:style-name="P46"><text:tab/><text:tab/><text:tab/><text:tab/><text:tab/>Adress-Fehler</text:p>
      <text:p text:style-name="P46"><text:tab/><text:tab/><text:tab/><text:tab/><text:tab/>Trace</text:p>
      <text:p text:style-name="P46"><text:tab/><text:tab/><text:tab/><text:tab/><text:tab/>Format-Fehler</text:p>
      <text:p text:style-name="P46"><text:tab/><text:tab/><text:tab/>Extern:<text:tab/>Reset</text:p>
      <text:p text:style-name="P46"><text:tab/><text:tab/><text:tab/><text:tab/><text:tab/>Bus-Fehler</text:p>
      <text:p text:style-name="P46"><text:tab/><text:tab/><text:tab/><text:tab/><text:tab/>Interrupts</text:p>
      <text:p text:style-name="P46"/>
      <text:p text:style-name="P46"><text:soft-page-break/><text:tab/>Interrupts: <text:tab/>201 Vektoren <text:s/><text:tab/>→ 7 Auto Vektoren</text:p>
      <text:p text:style-name="P46"><text:tab/><text:tab/><text:tab/><text:tab/><text:tab/><text:tab/>→ 192 Anwender-Vektoren</text:p>
      <text:p text:style-name="P46"><text:tab/><text:tab/><text:tab/><text:tab/><text:tab/><text:tab/>→ 2 Interruptfehler Vektoren</text:p>
      <text:p text:style-name="P46"><text:tab/><text:tab/><text:tab/>7 Prioritätsebenen</text:p>
      <text:p text:style-name="P46"/>
      <text:p text:style-name="P46">3 Konzepte:</text:p>
      <text:p text:style-name="P46">Motorola:<text:tab/>Interrupt-Controlling der CPU </text:p>
      <text:p text:style-name="P46">Intel:<text:tab/><text:tab/>separater programmierbarer Interrupt-Controller</text:p>
      <text:p text:style-name="P46">Zilog:<text:tab/><text:tab/>Verteilte separate Interrupt-Intelligenz, spezielle <text:tab/><text:tab/><text:tab/><text:tab/><text:tab/>Peripheriebausteine</text:p>
      <text:p text:style-name="P46"/>
      <text:p text:style-name="P46">Software:<text:tab/>Abstraktion durch Simplifizierung</text:p>
      <text:p text:style-name="P46"><text:tab/><text:tab/>keine Priorisierung</text:p>
      <text:p text:style-name="P46"><text:tab/><text:tab/>keine Schachtelung</text:p>
      <text:p text:style-name="P46"><text:tab/><text:tab/>Skip-Ketten zur Ursachenforschung<text:tab/></text:p>
      <text:p text:style-name="P46"/>
      <text:p text:style-name="P46">Byte-Order</text:p>
      <text:p text:style-name="P46"><text:tab/>little Endian<text:tab/> <text:s text:c="2"/>/<text:tab/>big Endian?</text:p>
      <text:p text:style-name="P46"><text:tab/>Intel <text:tab/><text:tab/>versus<text:tab/>Motorola</text:p>
      <text:p text:style-name="P46"/>
      <text:p text:style-name="P46"><text:tab/>PCI-Multibus<text:tab/><text:tab/>VME</text:p>
      <text:p text:style-name="P46"/>
      <text:p text:style-name="P46"><text:tab/>Bei Byte-Zugriffen auf komplexe Strukturen muss Byte-Order korrigiert werden!</text:p>
      <text:p text:style-name="P46"/>
      <text:list xml:id="list1992732388" text:style-name="L39">
        <text:list-item>
          <text:list>
            <text:list-item>
              <text:p text:style-name="P54">Charakteristika der E/A-Devices</text:p>
            </text:list-item>
          </text:list>
        </text:list-item>
      </text:list>
      <text:p text:style-name="P46"/>
      <text:p text:style-name="P46">direkt adressierbare Register </text:p>
      <text:p text:style-name="P46"/>
      <text:p text:style-name="P46">Prozessor-Interrupts</text:p>
      <text:p text:style-name="P46">programmierbares E/A (PIO-Mode) oder DMA Controller mit Multiplex Devices</text:p>
      <text:p text:style-name="P46">Zeichengeräte/Blockgeräte</text:p>
      <text:p text:style-name="P46"/>
      <text:p text:style-name="P46">Register:</text:p>
      <text:p text:style-name="P46">Schnittstellen zum Gerät</text:p>
      <text:p text:style-name="P46">Register sind aktive Devices</text:p>
      <text:p text:style-name="P46"><text:tab/>von eigentlichem Interesse ist die 'Nebenwirkung' und nicht das <text:tab/>Speichern.</text:p>
      <text:p text:style-name="P46"><text:tab/>Auch das <text:span text:style-name="T2">Lesen</text:span> hat Nebenwirkungen!</text:p>
      <text:p text:style-name="P46"><text:tab/>Zum Beispiel Interrupt-Anerkennung</text:p>
      <text:p text:style-name="P46"><text:tab/>Zeitverhalten problematisch</text:p>
      <text:p text:style-name="P46"><text:tab/><text:tab/>Pointer schreiben, warten, Datum lesen</text:p>
      <text:p text:style-name="P46"><text:tab/>Nicht jedes Bit ist schreibbar/lesbar</text:p>
      <text:p text:style-name="P46"><text:tab/><text:tab/>Schreib-Lesepfade sind verschieden.</text:p>
      <text:p text:style-name="P46"><text:soft-page-break/><text:tab/>Empfindlichkeiten gegenüber Zugriffsart 8-16-32 Bit:</text:p>
      <text:p text:style-name="P46"><text:tab/>Zusammenhängende Bereiche von Registern</text:p>
      <text:p text:style-name="P46"><text:tab/><text:tab/>Basis-Adressen programmierbar → Adressierungskonflikte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c </meta:initial-creator>
    <meta:creation-date>2011-10-18T07:37:47</meta:creation-date>
    <dc:date>2011-11-22T10:58:48</dc:date>
    <dc:creator>hc </dc:creator>
    <meta:editing-duration>PT14H49M11S</meta:editing-duration>
    <meta:editing-cycles>58</meta:editing-cycles>
    <meta:generator>LibreOffice/3.4$Linux LibreOffice_project/340m1$Build-302</meta:generator>
    <meta:document-statistic meta:table-count="0" meta:image-count="0" meta:object-count="0" meta:page-count="22" meta:paragraph-count="668" meta:word-count="3631" meta:character-count="29635" meta:non-whitespace-character-count="25864"/>
  </office:meta>
</office:document-meta>
</file>